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25473d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635e7" style:font-size-asian="11pt" style:font-weight-asian="normal" style:font-name-complex="Times New Roman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56a55c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56a55c" style:font-size-asian="11pt" style:font-weight-asian="bold" style:font-name-complex="Times New Roman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56a55c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56a55c" style:font-size-asian="11pt" style:font-weight-asian="bold" style:font-name-complex="Times New Roman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officeooo:paragraph-rsid="008a0254" style:font-size-asian="11pt" style:font-name-complex="Times New Roman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paragraph-rsid="00af2fbc" style:font-size-asian="11pt" style:font-name-complex="Times New Roman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paragraph-rsid="00b0be49" style:font-size-asian="11pt" style:font-name-complex="Times New Roman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officeooo:paragraph-rsid="00b1d0f8" style:font-size-asian="11pt" style:font-name-complex="Times New Roman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officeooo:paragraph-rsid="00b4dbb3" style:font-size-asian="11pt" style:font-name-complex="Times New Roman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officeooo:paragraph-rsid="00b6474e" style:font-size-asian="11pt" style:font-name-complex="Times New Roman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paragraph-rsid="00b6fbc7" style:font-size-asian="11pt" style:font-name-complex="Times New Roman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officeooo:paragraph-rsid="00b8b115" style:font-size-asian="11pt" style:font-name-complex="Times New Roman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officeooo:paragraph-rsid="00b9df64" style:font-size-asian="11pt" style:font-name-complex="Times New Roman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officeooo:paragraph-rsid="00bb9603" style:font-size-asian="11pt" style:font-name-complex="Times New Roman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officeooo:paragraph-rsid="00bd09ba" style:font-size-asian="11pt" style:font-name-complex="Times New Roman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officeooo:paragraph-rsid="00bd7a25" style:font-size-asian="11pt" style:font-name-complex="Times New Roman" style:font-size-complex="11pt"/>
    </style:style>
    <style:style style:name="P22" style:family="paragraph" style:parent-style-name="Standard">
      <style:paragraph-properties fo:text-align="start" style:justify-single-word="false"/>
      <style:text-properties officeooo:paragraph-rsid="0082cc8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889d"/>
    </style:style>
    <style:style style:name="T4" style:family="text">
      <style:text-properties style:font-name="Times New Roman" fo:font-size="11pt" style:text-underline-style="none" fo:font-weight="bold" officeooo:rsid="0005bdab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Times New Roman" fo:font-size="11pt" style:text-underline-style="none" fo:font-weight="bold" officeooo:rsid="00ad909d" style:font-size-asian="11pt" style:font-weight-asian="bold" style:font-name-complex="Times New Roman" style:font-size-complex="11pt" style:font-weight-complex="bold"/>
    </style:style>
    <style:style style:name="T6" style:family="text">
      <style:text-properties officeooo:rsid="00adfcad"/>
    </style:style>
    <style:style style:name="T7" style:family="text">
      <style:text-properties officeooo:rsid="00b0be49"/>
    </style:style>
    <style:style style:name="T8" style:family="text">
      <style:text-properties officeooo:rsid="00b1d0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3">egister Number</text:span>: 185001104 </text:p>
      <text:p text:style-name="P3">N<text:span text:style-name="T3">ame</text:span>: Nivedhitha D</text:p>
      <text:p text:style-name="P3">C<text:span text:style-name="T3">lass</text:span>: CSE B</text:p>
      <text:p text:style-name="P2"><text:s/></text:p>
      <text:p text:style-name="P22"><text:span text:style-name="T4">Exercise </text:span><text:span text:style-name="T5">10</text:span><text:span text:style-name="T4">: </text:span>Priority queue using binary heap </text:p>
      <text:p text:style-name="P4"/>
      <text:p text:style-name="P5"><text:span text:style-name="T1">Program Name:</text:span><text:span text:style-name="T2"> </text:span><text:span text:style-name="T6">PriorityQueueUsingMaxHeap</text:span></text:p>
      <text:p text:style-name="P5"/>
      <text:p text:style-name="P6">Source Code:</text:p>
      <text:p text:style-name="P5"/>
      <text:p text:style-name="P5">#include&lt;stdio.h&gt;</text:p>
      <text:p text:style-name="P5">#include&lt;stdlib.h&gt;</text:p>
      <text:p text:style-name="P5"/>
      <text:p text:style-name="P5">#define L 45</text:p>
      <text:p text:style-name="P5">#define maxData 100000</text:p>
      <text:p text:style-name="P5"/>
      <text:p text:style-name="P5">struct employee</text:p>
      <text:p text:style-name="P5">{</text:p>
      <text:p text:style-name="P5"><text:tab/>int id;</text:p>
      <text:p text:style-name="P5"><text:tab/>char name[L];</text:p>
      <text:p text:style-name="P5"><text:tab/>float salary;</text:p>
      <text:p text:style-name="P5">};</text:p>
      <text:p text:style-name="P5"/>
      <text:p text:style-name="P5">struct heap</text:p>
      <text:p text:style-name="P5">{</text:p>
      <text:p text:style-name="P5"><text:tab/>int capacity;</text:p>
      <text:p text:style-name="P5"><text:tab/>int size;</text:p>
      <text:p text:style-name="P5"><text:tab/>struct employee *e;</text:p>
      <text:p text:style-name="P5">};</text:p>
      <text:p text:style-name="P5"/>
      <text:p text:style-name="P5">typedef struct heap* maxHeap;</text:p>
      <text:p text:style-name="P5"/>
      <text:p text:style-name="P5">maxHeap create(int n)</text:p>
      <text:p text:style-name="P5">{</text:p>
      <text:p text:style-name="P5"><text:tab/>maxHeap h = (struct heap*)malloc(sizeof(struct heap));</text:p>
      <text:p text:style-name="P5"><text:tab/>h-&gt;e = (struct employee*)malloc(sizeof(struct employee) * (n+1));</text:p>
      <text:p text:style-name="P5"><text:tab/>h-&gt;capacity = n;</text:p>
      <text:p text:style-name="P5"><text:tab/>h-&gt;size = 0;</text:p>
      <text:p text:style-name="P5"><text:tab/>h-&gt;e[0].salary = maxData;</text:p>
      <text:p text:style-name="P5"/>
      <text:p text:style-name="P5"><text:tab/>return h;</text:p>
      <text:p text:style-name="P5">}</text:p>
      <text:p text:style-name="P5"/>
      <text:p text:style-name="P5">void insert(struct employee data, maxHeap pq)</text:p>
      <text:p text:style-name="P5">{</text:p>
      <text:p text:style-name="P5"><text:tab/>int i;</text:p>
      <text:p text:style-name="P5"/>
      <text:p text:style-name="P5"><text:tab/>if(pq-&gt;capacity == pq-&gt;size)</text:p>
      <text:p text:style-name="P5"><text:tab/>{</text:p>
      <text:p text:style-name="P5"><text:soft-page-break/><text:tab/><text:tab/>printf("\nPriority Queue is FULL !");</text:p>
      <text:p text:style-name="P5"><text:tab/><text:tab/>return;</text:p>
      <text:p text:style-name="P5"><text:tab/>}</text:p>
      <text:p text:style-name="P5"/>
      <text:p text:style-name="P5"><text:tab/>for(i=++pq-&gt;size; pq-&gt;e[i/2].salary &lt; data.salary; i/=2)</text:p>
      <text:p text:style-name="P5"><text:tab/><text:tab/>pq-&gt;e[i] = pq-&gt;e[i/2];</text:p>
      <text:p text:style-name="P5"/>
      <text:p text:style-name="P5"><text:tab/>pq-&gt;e[i] = data;</text:p>
      <text:p text:style-name="P5">}</text:p>
      <text:p text:style-name="P5"/>
      <text:p text:style-name="P5">struct employee del(maxHeap pq)</text:p>
      <text:p text:style-name="P5">{</text:p>
      <text:p text:style-name="P5"><text:tab/>int i, child;</text:p>
      <text:p text:style-name="P5"/>
      <text:p text:style-name="P5"><text:tab/>struct employee max, last;</text:p>
      <text:p text:style-name="P5"/>
      <text:p text:style-name="P5"><text:tab/>if(pq-&gt;size == 0)</text:p>
      <text:p text:style-name="P5"><text:tab/>{</text:p>
      <text:p text:style-name="P5"><text:tab/><text:tab/>printf("\nPriority Queue is EMPTY !");</text:p>
      <text:p text:style-name="P5"><text:tab/><text:tab/>return pq-&gt;e[0];</text:p>
      <text:p text:style-name="P5"><text:tab/>}</text:p>
      <text:p text:style-name="P5"/>
      <text:p text:style-name="P5"><text:tab/>max = pq-&gt;e[1];</text:p>
      <text:p text:style-name="P5"><text:tab/>last = pq-&gt;e[pq-&gt;size--];</text:p>
      <text:p text:style-name="P5"/>
      <text:p text:style-name="P5"><text:tab/>for(i=1;(i *2) &lt;= pq-&gt;size; i=child)</text:p>
      <text:p text:style-name="P5"><text:tab/>{</text:p>
      <text:p text:style-name="P5"><text:tab/><text:tab/>child = i*2;</text:p>
      <text:p text:style-name="P5"/>
      <text:p text:style-name="P5"><text:tab/><text:tab/>if(child != pq-&gt;size &amp;&amp; pq-&gt;e[child+1].salary &gt; pq-&gt;e[child].salary)</text:p>
      <text:p text:style-name="P5"><text:tab/><text:tab/><text:tab/>child++;</text:p>
      <text:p text:style-name="P5"/>
      <text:p text:style-name="P5"><text:tab/><text:tab/>if(last.salary &lt; pq-&gt;e[child].salary)</text:p>
      <text:p text:style-name="P5"><text:tab/><text:tab/><text:tab/>pq-&gt;e[i] = pq-&gt;e[child];</text:p>
      <text:p text:style-name="P5"/>
      <text:p text:style-name="P5"><text:tab/><text:tab/>else</text:p>
      <text:p text:style-name="P5"><text:tab/><text:tab/><text:tab/>break;</text:p>
      <text:p text:style-name="P5"><text:tab/>}</text:p>
      <text:p text:style-name="P5"/>
      <text:p text:style-name="P5"><text:tab/>pq-&gt;e[i] = last;</text:p>
      <text:p text:style-name="P5"><text:tab/>return max;</text:p>
      <text:p text:style-name="P5">}</text:p>
      <text:p text:style-name="P5"/>
      <text:p text:style-name="P5">void display(maxHeap pq)</text:p>
      <text:p text:style-name="P5">{</text:p>
      <text:p text:style-name="P5"><text:tab/>for(int i=1; i&lt;pq-&gt;size+1; i++)</text:p>
      <text:p text:style-name="P5"><text:tab/>{</text:p>
      <text:p text:style-name="P5"><text:tab/><text:tab/>printf("\n\nEmployee at Node %d", i);</text:p>
      <text:p text:style-name="P5"><text:tab/><text:tab/>printf("\nID: %d", pq-&gt;e[i].id);</text:p>
      <text:p text:style-name="P5"><text:tab/><text:tab/>printf("\nName: %s", pq-&gt;e[i].name);</text:p>
      <text:p text:style-name="P5"><text:tab/><text:tab/>printf("\nSalary: %.2f", pq-&gt;e[i].salary);</text:p>
      <text:p text:style-name="P5"><text:tab/>}</text:p>
      <text:p text:style-name="P5">}</text:p>
      <text:p text:style-name="P5"/>
      <text:p text:style-name="P5">int main()</text:p>
      <text:p text:style-name="P5">{</text:p>
      <text:p text:style-name="P5"><text:tab/>int choice, n;</text:p>
      <text:p text:style-name="P5"><text:soft-page-break/></text:p>
      <text:p text:style-name="P5"><text:tab/>struct employee emp;</text:p>
      <text:p text:style-name="P5"/>
      <text:p text:style-name="P5"><text:tab/>maxHeap pq;</text:p>
      <text:p text:style-name="P5"/>
      <text:p text:style-name="P5"><text:tab/>do</text:p>
      <text:p text:style-name="P5"><text:tab/>{</text:p>
      <text:p text:style-name="P5"><text:tab/><text:tab/>printf("\n\n+-------------------------------+");</text:p>
      <text:p text:style-name="P5"><text:tab/><text:tab/>printf("\nMENU for Priority Queue using MAX HEAP");</text:p>
      <text:p text:style-name="P5"><text:tab/><text:tab/>printf("\n+-------------------------------+");</text:p>
      <text:p text:style-name="P5"><text:tab/><text:tab/>printf("\n1. INSERT new Employee");</text:p>
      <text:p text:style-name="P5"><text:tab/><text:tab/>printf("\n2. RELIEVE Employee");</text:p>
      <text:p text:style-name="P5"><text:tab/><text:tab/>printf("\n3. DISPLAY Priority Queue");</text:p>
      <text:p text:style-name="P5"><text:tab/><text:tab/>printf("\n4. EXIT");</text:p>
      <text:p text:style-name="P5"><text:tab/><text:tab/>printf("\n+-------------------------------+\n");</text:p>
      <text:p text:style-name="P5"/>
      <text:p text:style-name="P5"><text:tab/><text:tab/>printf("\nEnter choice: ");</text:p>
      <text:p text:style-name="P5"><text:tab/><text:tab/>scanf(" %d", &amp;choice);</text:p>
      <text:p text:style-name="P5"/>
      <text:p text:style-name="P5"><text:tab/><text:tab/>switch(choice)</text:p>
      <text:p text:style-name="P5"><text:tab/><text:tab/>{</text:p>
      <text:p text:style-name="P5"><text:tab/><text:tab/><text:tab/>case 1:<text:tab/>printf("\nEnter number of employee records to be inserted: ");</text:p>
      <text:p text:style-name="P5"><text:tab/><text:tab/><text:tab/><text:tab/><text:tab/>scanf(" %d", &amp;n);</text:p>
      <text:p text:style-name="P5"/>
      <text:p text:style-name="P5"><text:tab/><text:tab/><text:tab/><text:tab/><text:tab/>pq = create(n);</text:p>
      <text:p text:style-name="P5"/>
      <text:p text:style-name="P5"><text:tab/><text:tab/><text:tab/><text:tab/><text:tab/>for(int i=0; i&lt;n; i++)</text:p>
      <text:p text:style-name="P5"><text:tab/><text:tab/><text:tab/><text:tab/><text:tab/>{</text:p>
      <text:p text:style-name="P5"><text:tab/><text:tab/><text:tab/><text:tab/><text:tab/><text:tab/>printf("\nEmployee Record %d", i+1);</text:p>
      <text:p text:style-name="P5"><text:tab/><text:tab/><text:tab/><text:tab/><text:tab/><text:tab/>printf("\nEnter ID: ");</text:p>
      <text:p text:style-name="P5"><text:tab/><text:tab/><text:tab/><text:tab/><text:tab/><text:tab/>scanf(" %d", &amp;emp.id);</text:p>
      <text:p text:style-name="P5"><text:tab/><text:tab/><text:tab/><text:tab/><text:tab/><text:tab/>printf("Enter Name: ");</text:p>
      <text:p text:style-name="P5"><text:tab/><text:tab/><text:tab/><text:tab/><text:tab/><text:tab/>scanf(" %s", emp.name);</text:p>
      <text:p text:style-name="P5"><text:tab/><text:tab/><text:tab/><text:tab/><text:tab/><text:tab/>printf("Enter Salary: ");</text:p>
      <text:p text:style-name="P5"><text:tab/><text:tab/><text:tab/><text:tab/><text:tab/><text:tab/>scanf(" %f", &amp;emp.salary);</text:p>
      <text:p text:style-name="P5"/>
      <text:p text:style-name="P5"><text:tab/><text:tab/><text:tab/><text:tab/><text:tab/><text:tab/>insert(emp, pq);</text:p>
      <text:p text:style-name="P5"><text:tab/><text:tab/><text:tab/><text:tab/><text:tab/>}</text:p>
      <text:p text:style-name="P5"/>
      <text:p text:style-name="P5"><text:tab/><text:tab/><text:tab/><text:tab/><text:tab/>break;</text:p>
      <text:p text:style-name="P5"/>
      <text:p text:style-name="P5"><text:tab/><text:tab/><text:tab/>case 2:<text:tab/>emp = del(pq);</text:p>
      <text:p text:style-name="P5"/>
      <text:p text:style-name="P5"><text:tab/><text:tab/><text:tab/><text:tab/><text:tab/>printf("\nDetails of Relieved Employee\n");</text:p>
      <text:p text:style-name="P5"><text:tab/><text:tab/><text:tab/><text:tab/><text:tab/>printf("\nID: %d", emp.id);</text:p>
      <text:p text:style-name="P5"><text:tab/><text:tab/><text:tab/><text:tab/><text:tab/>printf("\nName: %s", emp.name);</text:p>
      <text:p text:style-name="P5"><text:tab/><text:tab/><text:tab/><text:tab/><text:tab/>printf("\nSalary: %.2f", emp.salary);</text:p>
      <text:p text:style-name="P5"/>
      <text:p text:style-name="P5"><text:tab/><text:tab/><text:tab/><text:tab/><text:tab/>break;</text:p>
      <text:p text:style-name="P5"/>
      <text:p text:style-name="P5"><text:tab/><text:tab/><text:tab/>case 3:<text:tab/>printf("\nList of all Employee Records\n");</text:p>
      <text:p text:style-name="P5"/>
      <text:p text:style-name="P5"><text:tab/><text:tab/><text:tab/><text:tab/><text:tab/>display(pq);</text:p>
      <text:p text:style-name="P5"/>
      <text:p text:style-name="P5"><text:tab/><text:tab/><text:tab/><text:tab/><text:tab/>break;</text:p>
      <text:p text:style-name="P5"/>
      <text:p text:style-name="P5"><text:tab/><text:tab/><text:tab/>case 4:<text:tab/>return 0;</text:p>
      <text:p text:style-name="P5"><text:soft-page-break/></text:p>
      <text:p text:style-name="P5"><text:tab/><text:tab/><text:tab/>default: printf("\nINVALID INPUT\nRETRY !\n");</text:p>
      <text:p text:style-name="P5"><text:tab/><text:tab/>}</text:p>
      <text:p text:style-name="P5"/>
      <text:p text:style-name="P5"><text:tab/>}while(choice != 4);</text:p>
      <text:p text:style-name="P5">}</text:p>
      <text:p text:style-name="P6"/>
      <text:p text:style-name="P7">Output:</text:p>
      <text:p text:style-name="P10"/>
      <text:p text:style-name="P11">+---------------------------------------------------------+ <text:s text:c="70"/></text:p>
      <text:p text:style-name="P11">MENU for Priority Queue using MAX HEAP <text:s text:c="65"/>+---------------------------------------------------------+ <text:s text:c="70"/></text:p>
      <text:p text:style-name="P11">1. INSERT new Employee</text:p>
      <text:p text:style-name="P11">2. RELIEVE Employee</text:p>
      <text:p text:style-name="P11">3. DISPLAY Priority Queue</text:p>
      <text:p text:style-name="P11">4. EXIT</text:p>
      <text:p text:style-name="P16">+---------------------------------------------------------+ </text:p>
      <text:p text:style-name="P16"/>
      <text:p text:style-name="P16">Enter choice: 1 <text:s text:c="58"/></text:p>
      <text:p text:style-name="P12"/>
      <text:p text:style-name="P12">Enter number of employee records to be inserted: 5</text:p>
      <text:p text:style-name="P12"/>
      <text:p text:style-name="P12">Employee Record 1 <text:s text:c="86"/></text:p>
      <text:p text:style-name="P12">Enter ID: 2 <text:s text:c="92"/></text:p>
      <text:p text:style-name="P12">Enter Name: Shreya <text:s text:c="85"/></text:p>
      <text:p text:style-name="P16">Enter Salary: 10000 <text:s text:c="188"/></text:p>
      <text:p text:style-name="P16"/>
      <text:p text:style-name="P16">Employee Record 2 <text:s text:c="86"/></text:p>
      <text:p text:style-name="P12">Enter ID: 9 <text:s text:c="92"/></text:p>
      <text:p text:style-name="P12">Enter Name: Nive <text:s text:c="87"/></text:p>
      <text:p text:style-name="P16">Enter Salary: 50000 <text:s text:c="188"/></text:p>
      <text:p text:style-name="P16"/>
      <text:p text:style-name="P16">Employee Record 3 <text:s text:c="86"/></text:p>
      <text:p text:style-name="P12">Enter ID: 1 <text:s text:c="91"/></text:p>
      <text:p text:style-name="P12">Enter Name: Abi <text:s text:c="88"/></text:p>
      <text:p text:style-name="P16">Enter Salary: 9000 <text:s text:c="189"/></text:p>
      <text:p text:style-name="P16"/>
      <text:p text:style-name="P16">Employee Record 4 <text:s text:c="86"/></text:p>
      <text:p text:style-name="P12">Enter ID: 5 <text:s text:c="92"/></text:p>
      <text:p text:style-name="P12">Enter Name: Swathi <text:s text:c="84"/></text:p>
      <text:p text:style-name="P16">Enter Salary: 12000 <text:s text:c="188"/></text:p>
      <text:p text:style-name="P16"/>
      <text:p text:style-name="P16">Employee Record 5 <text:s text:c="85"/></text:p>
      <text:p text:style-name="P12">Enter ID: 6 <text:s text:c="92"/></text:p>
      <text:p text:style-name="P12">Enter Name: Prar <text:s text:c="87"/></text:p>
      <text:p text:style-name="P12">Enter Salary: 7500 <text:s text:c="3"/></text:p>
      <text:p text:style-name="P12"><text:s text:c="290"/>+---------------------------------------------------------+ <text:s text:c="70"/></text:p>
      <text:p text:style-name="P12">MENU for Priority Queue using MAX HEAP <text:s text:c="65"/>+---------------------------------------------------------+ <text:s text:c="70"/></text:p>
      <text:p text:style-name="P12">1. INSERT new Employee</text:p>
      <text:p text:style-name="P12">2. RELIEVE Employee</text:p>
      <text:p text:style-name="P12">3. DISPLAY Priority Queue</text:p>
      <text:p text:style-name="P12">4. EXIT</text:p>
      <text:p text:style-name="P15">+---------------------------------------------------------+ </text:p>
      <text:p text:style-name="P15"><text:s text:c="173"/>Enter choice: <text:span text:style-name="T7">3</text:span></text:p>
      <text:p text:style-name="P17"><text:soft-page-break/>List of all Employee Records <text:s/></text:p>
      <text:p text:style-name="P12"><text:s text:c="294"/>Employee at Node 1 <text:s text:c="85"/></text:p>
      <text:p text:style-name="P12">ID: 9 <text:s text:c="98"/></text:p>
      <text:p text:style-name="P12">Name: Nive <text:s text:c="93"/></text:p>
      <text:p text:style-name="P14">Salary: 50000.00 <text:s text:c="191"/></text:p>
      <text:p text:style-name="P14"/>
      <text:p text:style-name="P14">Employee at Node 2 <text:s text:c="85"/></text:p>
      <text:p text:style-name="P12">ID: 5 <text:s text:c="98"/></text:p>
      <text:p text:style-name="P12">Name: Swathi <text:s text:c="91"/></text:p>
      <text:p text:style-name="P14">Salary: 12000.00 <text:s text:c="191"/></text:p>
      <text:p text:style-name="P14"/>
      <text:p text:style-name="P14">Employee at Node 3 <text:s text:c="85"/></text:p>
      <text:p text:style-name="P18"><text:s/>ID: 2 <text:s text:c="98"/></text:p>
      <text:p text:style-name="P18">Name: Shreya <text:s text:c="90"/></text:p>
      <text:p text:style-name="P18">Salary: 10000.00 <text:s text:c="191"/></text:p>
      <text:p text:style-name="P14"/>
      <text:p text:style-name="P14">Employee at Node 4 <text:s text:c="85"/></text:p>
      <text:p text:style-name="P18">ID: 1 <text:s text:c="98"/></text:p>
      <text:p text:style-name="P18">Name: Abi <text:s text:c="94"/></text:p>
      <text:p text:style-name="P18">Salary: 9000.00</text:p>
      <text:p text:style-name="P14"/>
      <text:p text:style-name="P14">Employee at Node 5 <text:s text:c="84"/></text:p>
      <text:p text:style-name="P12">ID: 6 <text:s text:c="98"/></text:p>
      <text:p text:style-name="P12">Name: Prar <text:s text:c="92"/></text:p>
      <text:p text:style-name="P12">Salary: 7500.00 <text:s text:c="121"/></text:p>
      <text:p text:style-name="P14"><text:s text:c="249"/>+---------------------------------------------------------+ <text:s text:c="70"/></text:p>
      <text:p text:style-name="P12">MENU for Priority Queue using MAX HEAP <text:s text:c="65"/>+---------------------------------------------------------+ <text:s text:c="70"/></text:p>
      <text:p text:style-name="P12">1. INSERT new Employee</text:p>
      <text:p text:style-name="P12">2. RELIEVE Employee</text:p>
      <text:p text:style-name="P12">3. DISPLAY Priority Queue</text:p>
      <text:p text:style-name="P12">4. EXIT</text:p>
      <text:p text:style-name="P12">+----------------------------------------------------------+ <text:s text:c="345"/>Enter choice: 2 <text:s text:c="6"/></text:p>
      <text:p text:style-name="P12"><text:s text:c="186"/>Details of Relieved Employee <text:s text:c="179"/>ID: 9 <text:s text:c="98"/></text:p>
      <text:p text:style-name="P12">Name: Nive <text:s text:c="93"/></text:p>
      <text:p text:style-name="P14">Salary: 50000.00 <text:s text:c="53"/></text:p>
      <text:p text:style-name="P14"><text:s text:c="138"/>+---------------------------------------------------------+ <text:s text:c="70"/></text:p>
      <text:p text:style-name="P12">MENU for Priority Queue using MAX HEAP <text:s text:c="65"/>+---------------------------------------------------------+ <text:s text:c="70"/></text:p>
      <text:p text:style-name="P12">1. INSERT new Employee</text:p>
      <text:p text:style-name="P12">2. RELIEVE Employee</text:p>
      <text:p text:style-name="P12">3. DISPLAY Priority Queue</text:p>
      <text:p text:style-name="P12">4. EXIT</text:p>
      <text:p text:style-name="P13">+---------------------------------------------------------+ </text:p>
      <text:p text:style-name="P13"><text:s text:c="392"/>Enter choice: 3</text:p>
      <text:p text:style-name="P13"/>
      <text:p text:style-name="P19">List of all Employee Records </text:p>
      <text:p text:style-name="P12"><text:s text:c="297"/>Employee at Node 1 <text:s text:c="85"/></text:p>
      <text:p text:style-name="P12">ID: 5 <text:s text:c="97"/></text:p>
      <text:p text:style-name="P12"><text:soft-page-break/>Name: Swathi <text:s text:c="90"/></text:p>
      <text:p text:style-name="P13">Salary: 12000.00 <text:s text:c="191"/></text:p>
      <text:p text:style-name="P13"/>
      <text:p text:style-name="P13">Employee at Node 2 <text:s text:c="84"/></text:p>
      <text:p text:style-name="P12">ID: 2 <text:s text:c="98"/></text:p>
      <text:p text:style-name="P12">Name: Shreya <text:s text:c="90"/></text:p>
      <text:p text:style-name="P13">Salary: 10000.00 <text:s text:c="191"/></text:p>
      <text:p text:style-name="P13"/>
      <text:p text:style-name="P13">Employee at Node 3 <text:s text:c="84"/></text:p>
      <text:p text:style-name="P12"/>
      <text:p text:style-name="P12">ID: 1 <text:s text:c="97"/></text:p>
      <text:p text:style-name="P12">Name: Abi <text:s text:c="93"/></text:p>
      <text:p text:style-name="P13">Salary: 9000.00 <text:s text:c="192"/></text:p>
      <text:p text:style-name="P13"/>
      <text:p text:style-name="P13">Employee at Node 4 <text:s text:c="84"/></text:p>
      <text:p text:style-name="P12">ID: 6 <text:s text:c="97"/></text:p>
      <text:p text:style-name="P12"><text:span text:style-name="T8">N</text:span>ame: Prar <text:s text:c="93"/></text:p>
      <text:p text:style-name="P12">Salary: 7500.00 <text:s text:c="87"/></text:p>
      <text:p text:style-name="P12"><text:s text:c="273"/>+---------------------------------------------------------+ <text:s text:c="70"/></text:p>
      <text:p text:style-name="P12">MENU for Priority Queue using MAX HEAP <text:s text:c="65"/>+---------------------------------------------------------+ <text:s text:c="70"/></text:p>
      <text:p text:style-name="P12">1. INSERT new Employee</text:p>
      <text:p text:style-name="P12">2. RELIEVE Employee</text:p>
      <text:p text:style-name="P12">3. DISPLAY Priority Queue</text:p>
      <text:p text:style-name="P12">4. EXIT</text:p>
      <text:p text:style-name="P21">+---------------------------------------------------------+ <text:s text:c="9"/></text:p>
      <text:p text:style-name="P21"><text:s text:c="165"/></text:p>
      <text:p text:style-name="P20">Enter choice: 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18:28:36.211000000</dc:date>
    <meta:editing-duration>PT2H51M</meta:editing-duration>
    <meta:editing-cycles>152</meta:editing-cycles>
    <meta:generator>LibreOffice/6.1.3.2$Windows_X86_64 LibreOffice_project/86daf60bf00efa86ad547e59e09d6bb77c699acb</meta:generator>
    <meta:document-statistic meta:table-count="0" meta:image-count="0" meta:object-count="0" meta:page-count="6" meta:paragraph-count="237" meta:word-count="694" meta:character-count="15668" meta:non-whitespace-character-count="4692"/>
  </office:meta>
</office:document-meta>
</file>